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002cd" officeooo:paragraph-rsid="001002cd"/>
    </style:style>
    <style:style style:name="P2" style:family="paragraph" style:parent-style-name="Standard">
      <style:text-properties officeooo:rsid="001002cd" officeooo:paragraph-rsid="001002cd"/>
    </style:style>
    <style:style style:name="P3" style:family="paragraph" style:parent-style-name="Standard">
      <style:paragraph-properties fo:text-align="center" style:justify-single-word="false"/>
      <style:text-properties fo:font-size="15pt" officeooo:rsid="00126e88" officeooo:paragraph-rsid="00126e88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리눅스 서버 설치 내용 정리</text:p>
      <text:p text:style-name="P1"/>
      <text:p text:style-name="P1">윤여찬 : 서버 주 세팅 컴퓨터 담당</text:p>
      <text:p text:style-name="P1">김성준, 유정석 : 명령어 체크 및 문제 발생 시 해결 방안 논의</text:p>
      <text:p text:style-name="P1">곽현기 : 설치 내용 정리 및 문제 발생 시 해결 방안 논의</text:p>
      <text:p text:style-name="P1"/>
      <text:p text:style-name="P1">- 문제점 -</text:p>
      <text:p text:style-name="P1"/>
      <text:p text:style-name="P1">1. firewall 설치 시 firewall-cmd –list-servies –zone=public 명령어를 입력했더니 Superuser 인지 확인하라는 오류 메세지가 떠서 sudo를 붙여 다시 실행했더니 잘 됐습니다.</text:p>
      <text:p text:style-name="P1">2. Wordpress 세팅 과정에서 sudo cp wp-config-sample.php wp-config.php를 설치 과정에서 디렉토리를 바꾸지 않고 그 위치에서 그대로 입력했더니 파일을 찾을 수 없다는 메세지가 떴습니다. Ls 명령어를 통해 파일을 확인해보니 Wordpress 디렉토리가 생성되어있기에 그 안을 확인해보니 wp-config-sample 이 있었기에 이 디렉토리 안에서 실행했습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9:11:41.305135114</meta:creation-date>
    <meta:generator>LibreOffice/5.1.6.2$Linux_X86_64 LibreOffice_project/10m0$Build-2</meta:generator>
    <dc:date>2018-05-08T19:28:08.460079182</dc:date>
    <meta:editing-duration>PT4M25S</meta:editing-duration>
    <meta:editing-cycles>2</meta:editing-cycles>
    <meta:document-statistic meta:table-count="0" meta:image-count="0" meta:object-count="0" meta:page-count="1" meta:paragraph-count="7" meta:word-count="244" meta:character-count="459" meta:non-whitespace-character-count="365"/>
  </office:meta>
</office:document-meta>
</file>